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eb83e" officeooo:paragraph-rsid="001eb83e" style:font-size-asian="11pt" style:font-size-complex="11pt"/>
    </style:style>
    <style:style style:name="P2" style:family="paragraph" style:parent-style-name="Standard">
      <style:text-properties style:font-name="Arial" fo:font-size="11pt" officeooo:rsid="001eab0b" officeooo:paragraph-rsid="001eab0b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1eab0b" officeooo:paragraph-rsid="001eab0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1f88bd" officeooo:paragraph-rsid="001f88bd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25f870" officeooo:paragraph-rsid="0025f870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265984" officeooo:paragraph-rsid="00265984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2a57e9" officeooo:paragraph-rsid="002a57e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2c15a0" officeooo:paragraph-rsid="002c38a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2c15a0" officeooo:paragraph-rsid="002fad38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rsid="002cf061" officeooo:paragraph-rsid="002cf061" style:font-size-asian="11pt" style:font-size-complex="11pt"/>
    </style:style>
    <style:style style:name="T1" style:family="text">
      <style:text-properties officeooo:rsid="001eab0b"/>
    </style:style>
    <style:style style:name="T2" style:family="text">
      <style:text-properties officeooo:rsid="001eb83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b83e" style:font-style-asian="italic" style:font-style-complex="italic"/>
    </style:style>
    <style:style style:name="T5" style:family="text">
      <style:text-properties fo:font-style="italic" officeooo:rsid="001f88bd" style:font-style-asian="italic" style:font-style-complex="italic"/>
    </style:style>
    <style:style style:name="T6" style:family="text">
      <style:text-properties officeooo:rsid="001f88bd"/>
    </style:style>
    <style:style style:name="T7" style:family="text">
      <style:text-properties officeooo:rsid="0020b55b"/>
    </style:style>
    <style:style style:name="T8" style:family="text">
      <style:text-properties officeooo:rsid="00224cfa"/>
    </style:style>
    <style:style style:name="T9" style:family="text">
      <style:text-properties officeooo:rsid="002322e0"/>
    </style:style>
    <style:style style:name="T10" style:family="text">
      <style:text-properties officeooo:rsid="0024a34e"/>
    </style:style>
    <style:style style:name="T11" style:family="text">
      <style:text-properties officeooo:rsid="0025f870"/>
    </style:style>
    <style:style style:name="T12" style:family="text">
      <style:text-properties officeooo:rsid="00265984"/>
    </style:style>
    <style:style style:name="T13" style:family="text">
      <style:text-properties officeooo:rsid="0026e743"/>
    </style:style>
    <style:style style:name="T14" style:family="text">
      <style:text-properties officeooo:rsid="002895d0"/>
    </style:style>
    <style:style style:name="T15" style:family="text">
      <style:text-properties officeooo:rsid="002a57e9"/>
    </style:style>
    <style:style style:name="T16" style:family="text">
      <style:text-properties officeooo:rsid="002abed4"/>
    </style:style>
    <style:style style:name="T17" style:family="text">
      <style:text-properties officeooo:rsid="002b008b"/>
    </style:style>
    <style:style style:name="T18" style:family="text">
      <style:text-properties officeooo:rsid="002c38a5"/>
    </style:style>
    <style:style style:name="T19" style:family="text">
      <style:text-properties officeooo:rsid="002fad38"/>
    </style:style>
    <style:style style:name="T20" style:family="text">
      <style:text-properties officeooo:rsid="00311050"/>
    </style:style>
    <style:style style:name="T21" style:family="text">
      <style:text-properties officeooo:rsid="0032a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<text:span text:style-name="T11">new </text:span>warning]:</text:p>
      <text:p text:style-name="P2"/>
      <text:p text:style-name="P3">When the users give two clicks in the runvectors2dim.py or runtoolsvectors.py programs in<text:span text:style-name="T6">side of</text:span> Windows operating system will <text:span text:style-name="T2">be </text:span>execute<text:span text:style-name="T2">d in an screen small size </text:span><text:span text:style-name="T6">in the </text:span><text:span text:style-name="T5">Python Shell</text:span><text:span text:style-name="T6"> </text:span><text:span text:style-name="T2">different of the presented in any </text:span><text:span text:style-name="T4">Terminal </text:span><text:span text:style-name="T2">of the Linux opera</text:span><text:span text:style-name="T6">t</text:span><text:span text:style-name="T2">ing system. </text:span><text:span text:style-name="T6">To adjust the size follow the instructions below:</text:span></text:p>
      <text:p text:style-name="P3"/>
      <text:p text:style-name="P4">1. <text:span text:style-name="T7">Click in start button and access the Python directory presented in the menu. After click </text:span><text:span text:style-name="T10">in</text:span><text:span text:style-name="T7"> the Launches Python 3.8 (64-bit) interpreter. </text:span><text:span text:style-name="T8">When the screen open click with the right button in the title slash and wait </text:span><text:span text:style-name="T9">the menu </text:span><text:span text:style-name="T8">open. </text:span><text:span text:style-name="T9">Follow keyed in the </text:span><text:span text:style-name="T14">[</text:span><text:span text:style-name="T9">property</text:span><text:span text:style-name="T14">]</text:span><text:span text:style-name="T9"> menu guide to open </text:span><text:span text:style-name="T11">an new form</text:span><text:span text:style-name="T9">.</text:span></text:p>
      <text:p text:style-name="P4"/>
      <text:p text:style-name="P5">2. <text:span text:style-name="T12">After give an </text:span>click <text:span text:style-name="T12">in the </text:span><text:span text:style-name="T14">[</text:span><text:span text:style-name="T12">Layout</text:span><text:span text:style-name="T14">] </text:span><text:span text:style-name="T12">guide and do adjust the screen size: Width: 100 and Height: 60.</text:span></text:p>
      <text:p text:style-name="P5"/>
      <text:p text:style-name="P6">3. In following key <text:span text:style-name="T16">in the </text:span><text:span text:style-name="T14">[</text:span><text:span text:style-name="T13">font</text:span><text:span text:style-name="T14">]</text:span><text:span text:style-name="T13"> guide and adjust the siz</text:span><text:span text:style-name="T15">e</text:span><text:span text:style-name="T13">: 12 x 16.</text:span></text:p>
      <text:p text:style-name="P6"/>
      <text:p text:style-name="P7">4. By last click <text:span text:style-name="T16">in the [color] guide and adjust </text:span><text:span text:style-name="T17">the [screen text]: yellow and [Plane of screen background]: blue and key OK guide to end.</text:span></text:p>
      <text:p text:style-name="P7"/>
      <text:p text:style-name="P9"><text:span text:style-name="T3">Note</text:span>: The user is free to do other adjust. <text:span text:style-name="T18">When the </text:span><text:span text:style-name="T1">runvectors2dim.py or runtoolsvectors.py programs </text:span><text:span text:style-name="T18">was execute again will have an </text:span><text:span text:style-name="T19">[</text:span><text:span text:style-name="T18">new screen</text:span><text:span text:style-name="T19">]</text:span><text:span text:style-name="T18"> to run. </text:span><text:span text:style-name="T19">If any user execute the <text:s/></text:span><text:span text:style-name="T1">runvectors2dim.py or runtoolsvectors.py programs </text:span><text:span text:style-name="T19">using the [option]: </text:span><text:span text:style-name="T21">[</text:span><text:span text:style-name="T19">Run</text:span><text:span text:style-name="T21">]</text:span><text:span text:style-name="T19"> ==&gt; </text:span><text:span text:style-name="T21">[</text:span><text:span text:style-name="T19">Run module</text:span><text:span text:style-name="T21">] </text:span><text:span text:style-name="T19">in the IDLE Python Shell </text:span><text:span text:style-name="T20">already was be OK before of the [version: 1.1].</text:span></text:p>
      <text:p text:style-name="P8"/>
      <text:p text:style-name="P10">Because of <text:span text:style-name="T21">[</text:span>new warning<text:span text:style-name="T21">]</text:span> was necessary adjust the <text:span text:style-name="T1">runvectors2dim.py or runtoolsvectors.py programs </text:span>as too the VectorModule2Dim.py and VectorModDe.py modules to the <text:span text:style-name="T20">[</text:span>new version: 1.1<text:span text:style-name="T20">]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1T20:48:08.956000000</meta:creation-date>
    <meta:generator>LibreOffice/7.3.1.3$Windows_X86_64 LibreOffice_project/a69ca51ded25f3eefd52d7bf9a5fad8c90b87951</meta:generator>
    <dc:date>2022-03-31T22:31:09.078000000</dc:date>
    <meta:editing-duration>PT1H8M50S</meta:editing-duration>
    <meta:editing-cycles>18</meta:editing-cycles>
    <meta:document-statistic meta:table-count="0" meta:image-count="0" meta:object-count="0" meta:page-count="1" meta:paragraph-count="8" meta:word-count="244" meta:character-count="1449" meta:non-whitespace-character-count="1212"/>
  </office:meta>
</office:document-meta>
</file>